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05.66mm"/>
    </style:style>
    <style:style style:name="co8" style:family="table-column">
      <style:table-column-properties fo:break-before="auto" style:column-width="63.36mm"/>
    </style:style>
    <style:style style:name="co9" style:family="table-column">
      <style:table-column-properties fo:break-before="auto" style:column-width="22.82mm"/>
    </style:style>
    <style:style style:name="co10" style:family="table-column">
      <style:table-column-properties fo:break-before="auto" style:column-width="97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roductBacklo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order-left="2.49pt solid #000000" fo:border-right="0.74pt solid #000000" style:rotation-align="none" fo:border-top="0.74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2.49pt solid #000000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font-size="12pt" style:font-size-asian="12pt" style:font-size-complex="12pt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ff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3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1.5pt solid #000000" fo:background-color="#ffff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67" style:family="table-cell" style:parent-style-name="Default">
      <style:table-cell-properties fo:border-bottom="1.5pt solid #000000" style:text-align-source="fix" style:repeat-content="false" fo:border-left="3pt solid #000000" fo:border-right="1.5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5pt solid #000000" fo:border-left="3pt solid #000000" fo:border-right="1.5pt solid #000000" fo:border-top="1.5pt solid #000000"/>
    </style:style>
    <style:style style:name="ce69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color="#000000"/>
    </style:style>
    <style:style style:name="ce70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</style:style>
    <style:style style:name="ce73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3pt solid #000000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3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8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 table:number-columns-repeated="3" table:style-name="ce10"/>
          <table:covered-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EPIC: Software para controle interno - Difoccus Produções</text:p>
          </table:table-cell>
          <table:covered-table-cell table:number-columns-repeated="3" table:style-name="ce11"/>
          <table:covered-table-cell table:style-name="ce21"/>
          <table:table-cell table:style-name="ce25"/>
          <table:table-cell table:style-name="ce27" office:value-type="string" calcext:value-type="string">
            <text:p>Sprint 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5" table:number-rows-spanned="1">
            <text:p>CHAPTER 1: AUTENTICAÇÃO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fetuar Login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Efetuar Logoff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Esqueci minha senha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2: FUNCIONÁRIOS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1018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adastra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Listar funcionári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Visualiza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Buscar funcionário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Editar funcionário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Exclui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/>
          <table:table-cell table:style-name="ce16"/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Gerar relatório de funcionári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5" table:number-rows-spanned="1">
            <text:p>CHAPTER 3: CONTRATOS</text:p>
          </table:table-cell>
          <table:covered-table-cell table:number-columns-repeated="3" table:style-name="ce12"/>
          <table:covered-table-cell table:style-name="ce22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4"/>
          <table:table-cell table:style-name="Default"/>
          <table:table-cell table:style-name="ce26" table:number-columns-repeated="1013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 office:value-type="string" calcext:value-type="string">
            <text:p>Cadastrar contrat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Listar contrat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4" office:value-type="string" calcext:value-type="string">
            <text:p>Visualizar contrat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Buscar contrat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Editar contrat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string" calcext:value-type="string">
            <text:p>Excluir contrat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Gerar relatório de contratos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4: FORMANDOS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1018"/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Cadastrar formand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Listar formand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Default" office:value-type="string" calcext:value-type="string">
            <text:p>Visualizar formando</text:p>
          </table:table-cell>
          <table:table-cell table:style-name="ce18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Buscar formand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Editar formand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5"/>
          <table:table-cell table:style-name="ce13"/>
          <table:table-cell table:number-columns-repeated="101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Excluir formand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Gerar relatório de formandos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5" table:number-rows-spanned="1">
            <text:p>CHAPTER 5: INFRAESTRUTURA</text:p>
          </table:table-cell>
          <table:covered-table-cell table:number-columns-repeated="3" table:style-name="ce12"/>
          <table:covered-table-cell table:style-name="ce2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5"/>
          <table:table-cell table:style-name="Default"/>
          <table:table-cell table:style-name="ce26" table:number-columns-repeated="1012"/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Criar repositório do projeto no GitHub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Criar projeto no NetBeans</text:p>
          </table:table-cell>
          <table:table-cell table:style-name="ce19" office:value-type="string" calcext:value-type="string">
            <text:p>Crítico</text:p>
          </table:table-cell>
          <table:table-cell table:style-name="ce19"/>
          <table:table-cell table:style-name="ce24"/>
          <table:table-cell table:number-columns-repeated="1019"/>
        </table:table-row>
        <table:table-row table:style-name="ro1">
          <table:table-cell table:style-name="ce8"/>
          <table:table-cell table:style-name="ce16"/>
          <table:table-cell table:number-columns-repeated="1022"/>
        </table:table-row>
        <table:table-row table:style-name="ro1" table:number-rows-repeated="14">
          <table:table-cell table:style-name="ce8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1" table:style-name="ta2">
        <office:forms form:automatic-focus="false" form:apply-design-mode="false"/>
        <table:table-column table:style-name="co7" table:default-cell-style-name="ce44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1020" table:default-cell-style-name="ce44"/>
        <table:table-row table:style-name="ro1">
          <table:table-cell table:style-name="ce63" office:value-type="string" calcext:value-type="string" table:number-columns-spanned="4" table:number-rows-spanned="1">
            <text:p>SPRINT 1</text:p>
          </table:table-cell>
          <table:covered-table-cell table:number-columns-repeated="2" table:style-name="ce74"/>
          <table:covered-table-cell table:style-name="ce83"/>
          <table:table-cell table:number-columns-repeated="1020"/>
        </table:table-row>
        <table:table-row table:style-name="ro1">
          <table:table-cell table:style-name="ce64" office:value-type="string" calcext:value-type="string">
            <text:p>Início:</text:p>
          </table:table-cell>
          <table:table-cell table:style-name="ce75" office:value-type="string" calcext:value-type="string" table:number-columns-spanned="3" table:number-rows-spanned="1">
            <text:p>12 de Setembro de 2016</text:p>
          </table:table-cell>
          <table:covered-table-cell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4" office:value-type="string" calcext:value-type="string">
            <text:p>Final:</text:p>
          </table:table-cell>
          <table:table-cell table:style-name="ce75" office:value-type="string" calcext:value-type="string" table:number-columns-spanned="3" table:number-rows-spanned="1">
            <text:p>10 e 13 de Outubro de 2016</text:p>
          </table:table-cell>
          <table:covered-table-cell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25 – Criar repositório do projeto no GitHub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Realizar Treinamento no Git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09-15" calcext:value-type="date">
            <text:p>15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Instalar o Git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09-15" calcext:value-type="date">
            <text:p>15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Definir a estrutura de pasta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o repositório do projeto e compartilhar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Organizar os documentos do projeto nas pasta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26 – Criar projeto no NetBeans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Criar o projeto no NetBean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Gravar o projeto no repositório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4 - Cadastr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Criar a interface HTML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finir estilo utilizando PrimeFac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validações (lado cliente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classes de acesso ao BD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Criar o script do BD – tabela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Testar a funcionalidade de cadastr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70"/>
          <table:table-cell table:style-name="ce76" table:number-columns-repeated="2"/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5 - Listar funcionários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2" office:value-type="date" office:date-value="2016-09-26" calcext:value-type="date">
            <text:p>2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r a interface HTML para listagem de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2" office:value-type="date" office:date-value="2016-09-26" calcext:value-type="date">
            <text:p>2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Testar a funcionalidade de listagem de funcionários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6 – Visualiz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8" calcext:value-type="date">
            <text:p>28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Refinar a interface HTML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8" calcext:value-type="date">
            <text:p>28/09/16</text:p>
          </table:table-cell>
          <table:table-cell table:style-name="ce86" office:value-type="string" calcext:value-type="string">
            <text:p>Inclusão do botão visualizar na página Listar funcionários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Desabilitar os campos no HTML para bloqueio de ediçã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9" calcext:value-type="date">
            <text:p>29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Testar a funcionalidade de visualizaç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71" table:number-columns-spanned="4" table:number-rows-spanned="1"/>
          <table:covered-table-cell table:number-columns-repeated="2" table:style-name="ce77"/>
          <table:covered-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7 – Busc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9" calcext:value-type="date">
            <text:p>29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Implementar o método Buscar funcionário (Controle e DAO)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busca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2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8 – Editar funcionári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1" calcext:value-type="date">
            <text:p>21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ditar funcionári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1" calcext:value-type="date">
            <text:p>21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2" calcext:value-type="date">
            <text:p>22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diç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9 – Excluir funcionári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2" calcext:value-type="date">
            <text:p>22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xcluir funcionári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xclus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1 - Cadastr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Criar a interface HTML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validações (lado cliente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classes de acesso ao BD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3" calcext:value-type="date">
            <text:p>23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Criar o script do BD – tabela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3" calcext:value-type="date">
            <text:p>23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Testar a funcionalidade de cadastro de contrato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2 - Listar contratos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r a interface HTML para listagem de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Testar a funcionalidade de listagem de contratos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3 – Visualiz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2" office:value-type="date" office:date-value="2016-09-29" calcext:value-type="date">
            <text:p>29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r a interface HTML</text:p>
          </table:table-cell>
          <table:table-cell table:style-name="ce78" office:value-type="string" calcext:value-type="string">
            <text:p>Andrius da Silva</text:p>
          </table:table-cell>
          <table:table-cell table:style-name="ce82" office:value-type="date" office:date-value="2016-09-29" calcext:value-type="date">
            <text:p>29/09/16</text:p>
          </table:table-cell>
          <table:table-cell table:style-name="ce86" office:value-type="string" calcext:value-type="string">
            <text:p>Inclusão do botão visualizar na página Listar contratos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Desabilitar os campos no HTML para bloqueio de ediçã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visualização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1" table:number-columns-spanned="4" table:number-rows-spanned="1"/>
          <table:covered-table-cell table:number-columns-repeated="2" table:style-name="ce77"/>
          <table:covered-table-cell table:style-name="ce85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4 – Busc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Buscar contrato (Controle e DAO)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4" calcext:value-type="date">
            <text:p>04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4" calcext:value-type="date">
            <text:p>04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busca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2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5 – Edit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7" calcext:value-type="date">
            <text:p>27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7" calcext:value-type="date">
            <text:p>27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ditar contrat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9" calcext:value-type="date">
            <text:p>2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dição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6 – Exclui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9" calcext:value-type="date">
            <text:p>2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xcluir contrat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xclusão de contratos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3" table:number-columns-spanned="4" table:number-rows-spanned="1"/>
          <table:covered-table-cell table:number-columns-repeated="2" table:style-name="ce79"/>
          <table:covered-table-cell table:style-name="ce87"/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1:14:42.35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Backlog" style:display-name="PageStyle_Product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alentAyres '</meta:initial-creator>
    <meta:creation-date>2016-09-04T19:56:37</meta:creation-date>
    <dc:date>2016-09-14T21:40:14.803000000</dc:date>
    <meta:generator>LibreOffice/5.0.5.2$Windows_X86_64 LibreOffice_project/55b006a02d247b5f7215fc6ea0fde844b30035b3</meta:generator>
    <meta:editing-duration>PT1H41M58S</meta:editing-duration>
    <meta:editing-cycles>42</meta:editing-cycles>
    <meta:document-statistic meta:table-count="2" meta:cell-count="51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